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ff950e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svg:stroke-color="#000000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c001e"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2c001e" fo:font-size="24pt" style:font-size-asian="24pt" style:font-size-complex="24pt"/>
    </style:style>
    <style:style style:name="T2" style:family="text">
      <style:text-properties fo:color="#2c001e" style:font-name="Liberation Sans3" fo:font-size="24pt" style:font-name-asian="Liberation Sans3" style:font-size-asian="24pt" style:font-name-complex="Liberation Sans3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03cm" svg:height="1.803cm" svg:x="3.213cm" svg:y="6.39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803cm" svg:height="1.803cm" svg:x="8.639cm" svg:y="2.98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4" draw:id="id4" draw:layer="layout" svg:width="1.803cm" svg:height="1.803cm" svg:x="14.701cm" svg:y="2.982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5" draw:id="id5" draw:layer="layout" svg:width="1.803cm" svg:height="1.803cm" svg:x="20.495cm" svg:y="6.767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" draw:id="id3" draw:layer="layout" svg:width="1.803cm" svg:height="1.803cm" svg:x="8.639cm" svg:y="10.317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6" draw:id="id6" draw:layer="layout" svg:width="1.803cm" svg:height="1.803cm" svg:x="15.672cm" svg:y="10.283cm">
          <text:p text:style-name="P1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7" draw:id="id7" draw:layer="layout" svg:width="1.803cm" svg:height="1.803cm" svg:x="10.447cm" svg:y="15.24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803cm" svg:height="1.803cm" svg:x="3.849cm" svg:y="14.067cm">
          <text:p text:style-name="P1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752cm" svg:y1="6.662cm" svg:x2="8.639cm" svg:y2="3.884cm" draw:start-shape="id1" draw:start-glue-point="11" draw:end-shape="id2" draw:end-glue-point="6" svg:d="M4752 6662l3887-2778" svg:viewBox="0 0 3888 2779">
          <text:p text:style-name="P1"><text:span text:style-name="T3">1</text:span> <text:s text:c="3"/></text:p>
          <text:p text:style-name="P1"/>
        </draw:connector>
        <draw:connector draw:style-name="gr4" draw:text-style-name="P1" draw:layer="layout" draw:type="line" svg:x1="4.752cm" svg:y1="7.937cm" svg:x2="8.903cm" svg:y2="10.581cm" draw:start-shape="id1" draw:start-glue-point="9" draw:end-shape="id3" draw:end-glue-point="5" svg:d="M4752 7937l4151 2644" svg:viewBox="0 0 4152 2645">
          <text:p text:style-name="P1"><text:s text:c="2"/><text:span text:style-name="T3"><text:s text:c="2"/></text:span><text:span text:style-name="T3">15</text:span></text:p>
          <text:p text:style-name="P1"/>
        </draw:connector>
        <draw:connector draw:style-name="gr4" draw:text-style-name="P1" draw:layer="layout" draw:type="line" svg:x1="9.541cm" svg:y1="4.785cm" svg:x2="9.541cm" svg:y2="10.317cm" draw:start-shape="id2" draw:start-glue-point="8" draw:end-shape="id3" draw:end-glue-point="4" svg:d="M9541 4785v5532" svg:viewBox="0 0 1 5533">
          <text:p text:style-name="P1"><text:s text:c="2"/><text:span text:style-name="T3"><text:s text:c="2"/></text:span><text:span text:style-name="T3">8</text:span></text:p>
          <text:p text:style-name="P1"><text:span text:style-name="T3"/></text:p>
        </draw:connector>
        <draw:connector draw:style-name="gr3" draw:text-style-name="P1" draw:layer="layout" draw:type="line" svg:x1="10.442cm" svg:y1="3.884cm" svg:x2="14.701cm" svg:y2="3.884cm" draw:start-shape="id2" draw:start-glue-point="10" draw:end-shape="id4" draw:end-glue-point="6" svg:d="M10442 3884h4259" svg:viewBox="0 0 4260 1">
          <text:p text:style-name="P1"><text:span text:style-name="T3">2</text:span></text:p>
          <text:p text:style-name="P1"/>
        </draw:connector>
        <draw:connector draw:style-name="gr3" draw:text-style-name="P1" draw:layer="layout" draw:type="line" svg:x1="16.504cm" svg:y1="3.884cm" svg:x2="20.759cm" svg:y2="7.031cm" draw:start-shape="id4" draw:start-glue-point="10" draw:end-shape="id5" draw:end-glue-point="5" svg:d="M16504 3884l4255 3147" svg:viewBox="0 0 4256 3148">
          <text:p text:style-name="P1"><text:s text:c="2"/><text:span text:style-name="T3">1</text:span></text:p>
          <text:p text:style-name="P1"/>
        </draw:connector>
        <draw:connector draw:style-name="gr3" draw:text-style-name="P1" draw:layer="layout" draw:type="line" svg:x1="14.965cm" svg:y1="4.521cm" svg:x2="10.178cm" svg:y2="10.581cm" draw:start-shape="id4" draw:start-glue-point="7" draw:end-shape="id3" draw:end-glue-point="11" svg:d="M14965 4521l-4787 6060" svg:viewBox="0 0 4788 6061">
          <text:p text:style-name="P1"><text:s text:c="4"/><text:span text:style-name="T3">4</text:span></text:p>
        </draw:connector>
        <draw:connector draw:style-name="gr3" draw:text-style-name="P1" draw:layer="layout" draw:type="line" svg:x1="10.442cm" svg:y1="11.219cm" svg:x2="15.672cm" svg:y2="11.185cm" draw:start-shape="id3" draw:start-glue-point="10" draw:end-shape="id6" draw:end-glue-point="6" svg:d="M10442 11219l5230-34" svg:viewBox="0 0 5231 35">
          <text:p text:style-name="P1"><text:span text:style-name="T3">2</text:span></text:p>
          <text:p text:style-name="P1"/>
        </draw:connector>
        <draw:connector draw:style-name="gr5" draw:text-style-name="P4" draw:layer="layout" draw:type="line" svg:x1="17.211cm" svg:y1="10.547cm" svg:x2="20.759cm" svg:y2="8.306cm" draw:start-shape="id6" draw:start-glue-point="11" draw:end-shape="id5" draw:end-glue-point="7" svg:d="M17211 10547l3548-2241" svg:viewBox="0 0 3549 2242">
          <text:p text:style-name="P1"><text:span text:style-name="T3"/></text:p>
          <text:p text:style-name="P1"><text:span text:style-name="T3"><text:s/></text:span><text:span text:style-name="T3">2</text:span></text:p>
        </draw:connector>
        <draw:connector draw:style-name="gr4" draw:text-style-name="P1" draw:layer="layout" draw:type="line" svg:x1="9.541cm" svg:y1="12.12cm" svg:x2="10.711cm" svg:y2="15.504cm" draw:start-shape="id3" draw:start-glue-point="8" draw:end-shape="id7" draw:end-glue-point="5" svg:d="M9541 12120l1170 3384" svg:viewBox="0 0 1171 3385">
          <text:p text:style-name="P1"><text:s text:c="5"/><text:span text:style-name="T3">10</text:span></text:p>
          <text:p text:style-name="P1"/>
        </draw:connector>
        <draw:connector draw:style-name="gr3" draw:text-style-name="P1" draw:layer="layout" draw:type="curve" svg:x1="22.034cm" svg:y1="8.306cm" svg:x2="11.986cm" svg:y2="16.779cm" draw:start-shape="id5" draw:start-glue-point="9" draw:end-shape="id7" draw:end-glue-point="9" svg:d="M22034 8306c0 5649-3349 8473-10048 8473" svg:viewBox="0 0 10049 8474">
          <text:p text:style-name="P1"><text:s text:c="19"/></text:p>
          <text:p text:style-name="P1"/>
          <text:p text:style-name="P1"><text:s text:c="33"/></text:p>
          <text:p text:style-name="P1"><text:s text:c="33"/><text:span text:style-name="T3">3</text:span></text:p>
        </draw:connector>
        <draw:connector draw:style-name="gr4" draw:text-style-name="P1" draw:layer="layout" draw:type="line" svg:x1="10.447cm" svg:y1="16.142cm" svg:x2="5.652cm" svg:y2="14.969cm" draw:start-shape="id7" draw:start-glue-point="6" draw:end-shape="id8" draw:end-glue-point="10" svg:d="M10447 16142l-4795-1173" svg:viewBox="0 0 4796 1174">
          <text:p text:style-name="P1"><text:span text:style-name="T3">3</text:span></text:p>
          <text:p text:style-name="P1"/>
        </draw:connector>
        <draw:connector draw:style-name="gr5" draw:text-style-name="P1" draw:layer="layout" draw:type="line" svg:x1="16.574cm" svg:y1="10.283cm" svg:x2="15.603cm" svg:y2="4.785cm" draw:start-shape="id6" draw:start-glue-point="4" draw:end-shape="id4" draw:end-glue-point="8" svg:d="M16574 10283l-971-5498" svg:viewBox="0 0 972 5499">
          <text:p text:style-name="P1"><text:s text:c="4"/><text:span text:style-name="T3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7T10:47:57.674342796</meta:creation-date>
    <dc:date>2016-07-27T11:38:05.228894573</dc:date>
    <dc:creator>elucterio </dc:creator>
    <meta:editing-duration>PT33M44S</meta:editing-duration>
    <meta:editing-cycles>32</meta:editing-cycles>
    <meta:generator>LibreOffice/4.2.8.2$Linux_X86_64 LibreOffice_project/420m0$Build-2</meta:generator>
    <meta:document-statistic meta:object-count="20"/>
  </office:meta>
</office:document-meta>
</file>